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8413f" officeooo:paragraph-rsid="0008413f"/>
    </style:style>
    <style:style style:name="P2" style:family="paragraph" style:parent-style-name="Standard">
      <style:text-properties style:font-name="Liberation Serif" style:text-underline-style="solid" style:text-underline-width="auto" style:text-underline-color="font-color" fo:font-weight="bold" officeooo:rsid="0008413f" officeooo:paragraph-rsid="0008413f" style:font-weight-asian="bold" style:font-weight-complex="bold"/>
    </style:style>
    <style:style style:name="P3" style:family="paragraph" style:parent-style-name="Standard">
      <style:text-properties style:font-name="Liberation Serif" style:text-underline-style="solid" style:text-underline-width="auto" style:text-underline-color="font-color" fo:font-weight="bold" officeooo:rsid="0008d9f3" officeooo:paragraph-rsid="0008d9f3" style:font-weight-asian="bold" style:font-weight-complex="bold"/>
    </style:style>
    <style:style style:name="P4" style:family="paragraph" style:parent-style-name="Standard">
      <style:text-properties style:font-name="Liberation Serif" style:text-underline-style="none" fo:font-weight="bold" officeooo:rsid="0008e73d" officeooo:paragraph-rsid="0008e73d" style:font-weight-asian="bold" style:font-weight-complex="bold"/>
    </style:style>
    <style:style style:name="P5" style:family="paragraph" style:parent-style-name="Standard">
      <style:text-properties style:font-name="Liberation Serif" style:text-underline-style="none" fo:font-weight="bold" officeooo:rsid="000954b2" officeooo:paragraph-rsid="000954b2" style:font-weight-asian="bold" style:font-weight-complex="bold"/>
    </style:style>
    <style:style style:name="P6" style:family="paragraph" style:parent-style-name="Standard">
      <style:text-properties style:font-name="Liberation Serif" style:text-underline-style="none" fo:font-weight="normal" officeooo:rsid="0008413f" officeooo:paragraph-rsid="0008413f" style:font-weight-asian="normal" style:font-weight-complex="normal"/>
    </style:style>
    <style:style style:name="P7" style:family="paragraph" style:parent-style-name="Standard">
      <style:text-properties style:font-name="Liberation Serif" style:text-underline-style="none" fo:font-weight="normal" officeooo:rsid="0008e73d" officeooo:paragraph-rsid="0008e73d" style:font-weight-asian="normal" style:font-weight-complex="normal"/>
    </style:style>
    <style:style style:name="P8" style:family="paragraph" style:parent-style-name="Standard">
      <style:text-properties style:font-name="Liberation Serif" style:text-underline-style="none" fo:font-weight="normal" officeooo:rsid="0008e73d" officeooo:paragraph-rsid="000954b2" style:font-weight-asian="normal" style:font-weight-complex="normal"/>
    </style:style>
    <style:style style:name="P9" style:family="paragraph" style:parent-style-name="Standard">
      <style:text-properties style:font-name="Liberation Serif" style:text-underline-style="none" fo:font-weight="normal" officeooo:rsid="0008d9f3" officeooo:paragraph-rsid="0008e73d" style:font-weight-asian="normal" style:font-weight-complex="normal"/>
    </style:style>
    <style:style style:name="P10" style:family="paragraph" style:parent-style-name="Standard">
      <style:text-properties style:font-name="Liberation Serif" style:text-underline-style="none" fo:font-weight="normal" officeooo:rsid="0008d9f3" officeooo:paragraph-rsid="000954b2" style:font-weight-asian="normal" style:font-weight-complex="normal"/>
    </style:style>
    <style:style style:name="P11" style:family="paragraph" style:parent-style-name="Standard">
      <style:text-properties style:font-name="Liberation Serif" fo:font-style="normal" style:text-underline-style="none" fo:font-weight="normal" officeooo:rsid="0008d9f3" officeooo:paragraph-rsid="0008d9f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erif" style:text-underline-style="solid" style:text-underline-width="auto" style:text-underline-color="font-color" fo:font-weight="normal" officeooo:rsid="0008413f" officeooo:paragraph-rsid="0008413f" style:font-weight-asian="normal" style:font-weight-complex="normal"/>
    </style:style>
    <style:style style:name="P13" style:family="paragraph" style:parent-style-name="Standard">
      <style:text-properties style:font-name="Liberation Serif" style:text-underline-style="solid" style:text-underline-width="auto" style:text-underline-color="font-color" fo:font-weight="normal" officeooo:rsid="0008d9f3" officeooo:paragraph-rsid="0008413f" style:font-weight-asian="normal" style:font-weight-complex="normal"/>
    </style:style>
    <style:style style:name="P14" style:family="paragraph" style:parent-style-name="Standard">
      <style:text-properties style:font-name="Liberation Serif" style:text-underline-style="solid" style:text-underline-width="auto" style:text-underline-color="font-color" fo:font-weight="normal" officeooo:rsid="0008d9f3" officeooo:paragraph-rsid="0008d9f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d9f3" style:font-weight-asian="normal" style:font-weight-complex="normal"/>
    </style:style>
    <style:style style:name="T3" style:family="text">
      <style:text-properties fo:font-weight="normal" officeooo:rsid="0008413f" style:font-weight-asian="normal" style:font-weight-complex="normal"/>
    </style:style>
    <style:style style:name="T4" style:family="text">
      <style:text-properties fo:font-weight="normal" officeooo:rsid="0008e73d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8e73d" style:font-weight-asian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Deepak Ganwani</text:p>
      <text:p text:style-name="P1">UID: 2021300035</text:p>
      <text:p text:style-name="P1">Branch: Computer Engineering – Second Year</text:p>
      <text:p text:style-name="P1">Batch: B</text:p>
      <text:p text:style-name="P1">Date: 31.01.2023</text:p>
      <text:p text:style-name="P1"/>
      <text:p text:style-name="P2">Aim:<text:span text:style-name="T5"> To implement the various functions e.g: linear, non-linear, quadratic, exponential, etc.</text:span></text:p>
      <text:p text:style-name="P6"/>
      <text:p text:style-name="P3">Details:<text:span text:style-name="T7"> A function is a set of relation between a set of inputs and a set of permissible outputs with the property that each input is related to exactly one output. Let A &amp; B be any two non-empty sets; mapping from A to B will be a function only when every element in set A has one end, only one image in set B.</text:span></text:p>
      <text:p text:style-name="P11"/>
      <text:p text:style-name="P2">Observation:<text:span text:style-name="T5"> </text:span></text:p>
      <text:p text:style-name="P12">Function 1: n</text:p>
      <text:p text:style-name="P2"><text:span text:style-name="T5">It is a linear function. The output increases linearly with the increasing value of n. </text:span><text:span text:style-name="T6">Slope is constant but not 0.</text:span></text:p>
      <text:p text:style-name="P6"/>
      <text:p text:style-name="P2"><text:span text:style-name="T1">Function 2: </text:span><text:span text:style-name="T2">2^n</text:span></text:p>
      <text:p text:style-name="P4"><text:span text:style-name="T2">T</text:span><text:span text:style-name="T1">he output increases slowly initially but as the value of increases, the output value becomes very large. Slope is increasing.</text:span></text:p>
      <text:p text:style-name="P13"/>
      <text:p text:style-name="P2"><text:span text:style-name="T1">Function 3: </text:span><text:span text:style-name="T2">n^3</text:span></text:p>
      <text:p text:style-name="P4"><text:span text:style-name="T2">The output </text:span><text:span text:style-name="T1">has high value for every n. Output increases with increasing value of n. Slope is increasing.</text:span></text:p>
      <text:p text:style-name="P13"/>
      <text:p text:style-name="P2"><text:span text:style-name="T1">Function 4: l</text:span><text:span text:style-name="T2">og2</text:span><text:span text:style-name="T1">(n)</text:span></text:p>
      <text:p text:style-name="P4"><text:span text:style-name="T2">T</text:span><text:span text:style-name="T1">he output increases with decreasing slope.</text:span></text:p>
      <text:p text:style-name="P7"/>
      <text:p text:style-name="P2"><text:span text:style-name="T1">Function </text:span><text:span text:style-name="T2">5</text:span><text:span text:style-name="T1">: </text:span><text:span text:style-name="T2">ln(n)</text:span></text:p>
      <text:p text:style-name="P9">The output increases with decreasing slope.</text:p>
      <text:p text:style-name="P13"/>
      <text:p text:style-name="P14">Function 6: log2(log2(n))</text:p>
      <text:p text:style-name="P9">The output increases with decreasing slope.</text:p>
      <text:p text:style-name="P9"/>
      <text:p text:style-name="P14">Function 7: 2^log2(n)</text:p>
      <text:p text:style-name="P5"><text:span text:style-name="T2">I</text:span><text:span text:style-name="T1">t is a linear function. </text:span><text:span text:style-name="T3">The output increases linearly with the increasing value of n. </text:span><text:span text:style-name="T4">Slope is constant but not 0.</text:span></text:p>
      <text:p text:style-name="P14"/>
      <text:p text:style-name="P14">Function 8: 2^2^n</text:p>
      <text:p text:style-name="P5"><text:span text:style-name="T4">V</text:span><text:span text:style-name="T1">ery high output value for less values of n. Slope is increasing.</text:span></text:p>
      <text:p text:style-name="P8"/>
      <text:p text:style-name="P14">Function 9: n*log2(n)</text:p>
      <text:p text:style-name="P5"><text:span text:style-name="T2">O</text:span><text:span text:style-name="T1">utput value increases for every value of n. Slope is almost constant.</text:span></text:p>
      <text:p text:style-name="P10"/>
      <text:p text:style-name="P14">Function 10: e^n</text:p>
      <text:p text:style-name="P5"><text:span text:style-name="T2">T</text:span><text:span text:style-name="T1">he output increases slowly initially but then with increasing n the output values becomes very hig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09:33:06.165312889</meta:creation-date>
    <dc:date>2023-01-31T10:16:00.813589331</dc:date>
    <meta:editing-duration>PT8M1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60" meta:character-count="1523" meta:non-whitespace-character-count="1289"/>
  </office:meta>
</office:document-meta>
</file>